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Helvetica Neue" svg:font-family="Helvetica Neue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justify"/>
    </style:style>
    <style:style style:name="P2" style:parent-style-name="Заголовок3" style:family="paragraph">
      <style:paragraph-properties fo:text-align="justify"/>
      <style:text-properties fo:language="ru" fo:country="RU"/>
    </style:style>
    <style:style style:name="P3" style:parent-style-name="Standard" style:family="paragraph">
      <style:paragraph-properties fo:text-align="justify"/>
    </style:style>
    <style:style style:name="T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5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P6" style:parent-style-name="Заголовок3" style:family="paragraph">
      <style:paragraph-properties fo:text-align="justify"/>
      <style:text-properties fo:language="ru" fo:country="RU"/>
    </style:style>
    <style:style style:name="P7" style:parent-style-name="Standard" style:family="paragraph">
      <style:paragraph-properties fo:text-align="justify"/>
    </style:style>
    <style:style style:name="T8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T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P11" style:parent-style-name="Заголовок3" style:family="paragraph">
      <style:paragraph-properties fo:text-align="justify"/>
    </style:style>
    <style:style style:name="P12" style:parent-style-name="Заголовок3" style:family="paragraph">
      <style:paragraph-properties fo:text-align="justify"/>
    </style:style>
    <style:style style:name="T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4" style:parent-style-name="Заголовок3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T17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/>
    </style:style>
    <style:style style:name="T18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P19" style:parent-style-name="Standard" style:family="paragraph">
      <style:paragraph-properties fo:text-align="justify"/>
    </style:style>
    <style:style style:name="T20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/>
    </style:style>
    <style:style style:name="P21" style:parent-style-name="PreformattedText" style:family="paragraph">
      <style:paragraph-properties fo:background-color="#2B2B2B"/>
    </style:style>
    <style:style style:name="T22" style:parent-style-name="Основнойшрифтабзаца" style:family="text">
      <style:text-properties style:font-name="DejaVu Sans Mono" fo:color="#CC7832" fo:font-size="11pt" style:font-size-asian="11pt"/>
    </style:style>
    <style:style style:name="T23" style:parent-style-name="Основнойшрифтабзаца" style:family="text">
      <style:text-properties style:font-name="DejaVu Sans Mono" fo:color="#A9B7C6" fo:font-size="11pt" style:font-size-asian="11pt"/>
    </style:style>
    <style:style style:name="T24" style:parent-style-name="Основнойшрифтабзаца" style:family="text">
      <style:text-properties style:font-name="DejaVu Sans Mono" fo:color="#CC7832" fo:font-size="11pt" style:font-size-asian="11pt"/>
    </style:style>
    <style:style style:name="T25" style:parent-style-name="Основнойшрифтабзаца" style:family="text">
      <style:text-properties style:font-name="DejaVu Sans Mono" fo:color="#A9B7C6" fo:font-size="11pt" style:font-size-asian="11pt"/>
    </style:style>
    <style:style style:name="T26" style:parent-style-name="Основнойшрифтабзаца" style:family="text">
      <style:text-properties style:font-name="DejaVu Sans Mono" fo:color="#CC7832" fo:font-size="11pt" style:font-size-asian="11pt"/>
    </style:style>
    <style:style style:name="T27" style:parent-style-name="Основнойшрифтабзаца" style:family="text">
      <style:text-properties style:font-name="DejaVu Sans Mono" fo:color="#A9B7C6" fo:font-size="11pt" style:font-size-asian="11pt"/>
    </style:style>
    <style:style style:name="T28" style:parent-style-name="Основнойшрифтабзаца" style:family="text">
      <style:text-properties style:font-name="DejaVu Sans Mono" fo:color="#CC7832" fo:font-size="11pt" style:font-size-asian="11pt"/>
    </style:style>
    <style:style style:name="T29" style:parent-style-name="Основнойшрифтабзаца" style:family="text">
      <style:text-properties style:font-name="DejaVu Sans Mono" fo:color="#A9B7C6" fo:font-size="11pt" style:font-size-asian="11pt"/>
    </style:style>
    <style:style style:name="P30" style:parent-style-name="PreformattedText" style:family="paragraph">
      <style:paragraph-properties fo:background-color="#2B2B2B"/>
    </style:style>
    <style:style style:name="T31" style:parent-style-name="Основнойшрифтабзаца" style:family="text">
      <style:text-properties style:font-name="DejaVu Sans Mono" fo:color="#CC7832" fo:font-size="11pt" style:font-size-asian="11pt"/>
    </style:style>
    <style:style style:name="T32" style:parent-style-name="Основнойшрифтабзаца" style:family="text">
      <style:text-properties style:font-name="DejaVu Sans Mono" fo:color="#A9B7C6" fo:font-size="11pt" style:font-size-asian="11pt"/>
    </style:style>
    <style:style style:name="T33" style:parent-style-name="Основнойшрифтабзаца" style:family="text">
      <style:text-properties style:font-name="DejaVu Sans Mono" fo:color="#CC7832" fo:font-size="11pt" style:font-size-asian="11pt"/>
    </style:style>
    <style:style style:name="T34" style:parent-style-name="Основнойшрифтабзаца" style:family="text">
      <style:text-properties style:font-name="DejaVu Sans Mono" fo:color="#A9B7C6" fo:font-size="11pt" style:font-size-asian="11pt"/>
    </style:style>
    <style:style style:name="T35" style:parent-style-name="Основнойшрифтабзаца" style:family="text">
      <style:text-properties style:font-name="DejaVu Sans Mono" fo:color="#A9B7C6" fo:font-size="11pt" style:font-size-asian="11pt"/>
    </style:style>
    <style:style style:name="T36" style:parent-style-name="Основнойшрифтабзаца" style:family="text">
      <style:text-properties style:font-name="DejaVu Sans Mono" fo:color="#CC7832" fo:font-size="11pt" style:font-size-asian="11pt"/>
    </style:style>
    <style:style style:name="T37" style:parent-style-name="Основнойшрифтабзаца" style:family="text">
      <style:text-properties style:font-name="DejaVu Sans Mono" fo:color="#A9B7C6" fo:font-size="11pt" style:font-size-asian="11pt"/>
    </style:style>
    <style:style style:name="P38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39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40" style:parent-style-name="PreformattedText" style:family="paragraph">
      <style:paragraph-properties fo:background-color="#2B2B2B"/>
      <style:text-properties style:font-name="DejaVu Sans Mono" fo:color="#A9B7C6" fo:font-size="11pt" style:font-size-asian="11pt" fo:language="fr" fo:country="FR"/>
    </style:style>
    <style:style style:name="P41" style:parent-style-name="PreformattedText" style:family="paragraph">
      <style:paragraph-properties fo:background-color="#2B2B2B"/>
    </style:style>
    <style:style style:name="T42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43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44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45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46" style:parent-style-name="PreformattedText" style:family="paragraph">
      <style:paragraph-properties fo:background-color="#2B2B2B"/>
    </style:style>
    <style:style style:name="T47" style:parent-style-name="Основнойшрифтабзаца" style:family="text">
      <style:text-properties fo:color="#A9B7C6"/>
    </style:style>
    <style:style style:name="T48" style:parent-style-name="Основнойшрифтабзаца" style:family="text">
      <style:text-properties style:font-name="DejaVu Sans Mono" fo:color="#A9B7C6" fo:font-size="11pt" style:font-size-asian="11pt"/>
    </style:style>
    <style:style style:name="T49" style:parent-style-name="Основнойшрифтабзаца" style:family="text">
      <style:text-properties style:font-name="DejaVu Sans Mono" fo:color="#6A8759" fo:font-size="11pt" style:font-size-asian="11pt"/>
    </style:style>
    <style:style style:name="T50" style:parent-style-name="Основнойшрифтабзаца" style:family="text">
      <style:text-properties style:font-name="DejaVu Sans Mono" fo:color="#CC7832" fo:font-size="11pt" style:font-size-asian="11pt"/>
    </style:style>
    <style:style style:name="T51" style:parent-style-name="Основнойшрифтабзаца" style:family="text">
      <style:text-properties style:font-name="DejaVu Sans Mono" fo:color="#6A8759" fo:font-size="11pt" style:font-size-asian="11pt"/>
    </style:style>
    <style:style style:name="T52" style:parent-style-name="Основнойшрифтабзаца" style:family="text">
      <style:text-properties style:font-name="DejaVu Sans Mono" fo:color="#CC7832" fo:font-size="11pt" style:font-size-asian="11pt"/>
    </style:style>
    <style:style style:name="T53" style:parent-style-name="Основнойшрифтабзаца" style:family="text">
      <style:text-properties style:font-name="DejaVu Sans Mono" fo:color="#6A8759" fo:font-size="11pt" style:font-size-asian="11pt"/>
    </style:style>
    <style:style style:name="T54" style:parent-style-name="Основнойшрифтабзаца" style:family="text">
      <style:text-properties style:font-name="DejaVu Sans Mono" fo:color="#A9B7C6" fo:font-size="11pt" style:font-size-asian="11pt"/>
    </style:style>
    <style:style style:name="T55" style:parent-style-name="Основнойшрифтабзаца" style:family="text">
      <style:text-properties style:font-name="DejaVu Sans Mono" fo:color="#CC7832" fo:font-size="11pt" style:font-size-asian="11pt"/>
    </style:style>
    <style:style style:name="P56" style:parent-style-name="PreformattedText" style:family="paragraph">
      <style:paragraph-properties fo:background-color="#2B2B2B"/>
    </style:style>
    <style:style style:name="T57" style:parent-style-name="Основнойшрифтабзаца" style:family="text">
      <style:text-properties fo:color="#CC7832"/>
    </style:style>
    <style:style style:name="T58" style:parent-style-name="Основнойшрифтабзаца" style:family="text">
      <style:text-properties style:font-name="DejaVu Sans Mono" fo:color="#A9B7C6" fo:font-size="11pt" style:font-size-asian="11pt"/>
    </style:style>
    <style:style style:name="T59" style:parent-style-name="Основнойшрифтабзаца" style:family="text">
      <style:text-properties style:font-name="DejaVu Sans Mono" fo:color="#6A8759" fo:font-size="11pt" style:font-size-asian="11pt"/>
    </style:style>
    <style:style style:name="T60" style:parent-style-name="Основнойшрифтабзаца" style:family="text">
      <style:text-properties style:font-name="DejaVu Sans Mono" fo:color="#CC7832" fo:font-size="11pt" style:font-size-asian="11pt"/>
    </style:style>
    <style:style style:name="T61" style:parent-style-name="Основнойшрифтабзаца" style:family="text">
      <style:text-properties style:font-name="DejaVu Sans Mono" fo:color="#6A8759" fo:font-size="11pt" style:font-size-asian="11pt"/>
    </style:style>
    <style:style style:name="T62" style:parent-style-name="Основнойшрифтабзаца" style:family="text">
      <style:text-properties style:font-name="DejaVu Sans Mono" fo:color="#CC7832" fo:font-size="11pt" style:font-size-asian="11pt"/>
    </style:style>
    <style:style style:name="T63" style:parent-style-name="Основнойшрифтабзаца" style:family="text">
      <style:text-properties style:font-name="DejaVu Sans Mono" fo:color="#6A8759" fo:font-size="11pt" style:font-size-asian="11pt"/>
    </style:style>
    <style:style style:name="T64" style:parent-style-name="Основнойшрифтабзаца" style:family="text">
      <style:text-properties style:font-name="DejaVu Sans Mono" fo:color="#A9B7C6" fo:font-size="11pt" style:font-size-asian="11pt"/>
    </style:style>
    <style:style style:name="T65" style:parent-style-name="Основнойшрифтабзаца" style:family="text">
      <style:text-properties style:font-name="DejaVu Sans Mono" fo:color="#CC7832" fo:font-size="11pt" style:font-size-asian="11pt"/>
    </style:style>
    <style:style style:name="P66" style:parent-style-name="PreformattedText" style:family="paragraph">
      <style:paragraph-properties fo:background-color="#2B2B2B"/>
    </style:style>
    <style:style style:name="T67" style:parent-style-name="Основнойшрифтабзаца" style:family="text">
      <style:text-properties fo:color="#CC7832"/>
    </style:style>
    <style:style style:name="T68" style:parent-style-name="Основнойшрифтабзаца" style:family="text">
      <style:text-properties style:font-name="DejaVu Sans Mono" fo:color="#A9B7C6" fo:font-size="11pt" style:font-size-asian="11pt"/>
    </style:style>
    <style:style style:name="T69" style:parent-style-name="Основнойшрифтабзаца" style:family="text">
      <style:text-properties style:font-name="DejaVu Sans Mono" fo:color="#6A8759" fo:font-size="11pt" style:font-size-asian="11pt"/>
    </style:style>
    <style:style style:name="T70" style:parent-style-name="Основнойшрифтабзаца" style:family="text">
      <style:text-properties style:font-name="DejaVu Sans Mono" fo:color="#CC7832" fo:font-size="11pt" style:font-size-asian="11pt"/>
    </style:style>
    <style:style style:name="T71" style:parent-style-name="Основнойшрифтабзаца" style:family="text">
      <style:text-properties style:font-name="DejaVu Sans Mono" fo:color="#6A8759" fo:font-size="11pt" style:font-size-asian="11pt"/>
    </style:style>
    <style:style style:name="T72" style:parent-style-name="Основнойшрифтабзаца" style:family="text">
      <style:text-properties style:font-name="DejaVu Sans Mono" fo:color="#CC7832" fo:font-size="11pt" style:font-size-asian="11pt"/>
    </style:style>
    <style:style style:name="T73" style:parent-style-name="Основнойшрифтабзаца" style:family="text">
      <style:text-properties style:font-name="DejaVu Sans Mono" fo:color="#6A8759" fo:font-size="11pt" style:font-size-asian="11pt"/>
    </style:style>
    <style:style style:name="T74" style:parent-style-name="Основнойшрифтабзаца" style:family="text">
      <style:text-properties style:font-name="DejaVu Sans Mono" fo:color="#A9B7C6" fo:font-size="11pt" style:font-size-asian="11pt"/>
    </style:style>
    <style:style style:name="T75" style:parent-style-name="Основнойшрифтабзаца" style:family="text">
      <style:text-properties style:font-name="DejaVu Sans Mono" fo:color="#CC7832" fo:font-size="11pt" style:font-size-asian="11pt"/>
    </style:style>
    <style:style style:name="P76" style:parent-style-name="PreformattedText" style:family="paragraph">
      <style:paragraph-properties fo:background-color="#2B2B2B"/>
    </style:style>
    <style:style style:name="T77" style:parent-style-name="Основнойшрифтабзаца" style:family="text">
      <style:text-properties fo:color="#CC7832"/>
    </style:style>
    <style:style style:name="T78" style:parent-style-name="Основнойшрифтабзаца" style:family="text">
      <style:text-properties style:font-name="DejaVu Sans Mono" fo:color="#A9B7C6" fo:font-size="11pt" style:font-size-asian="11pt"/>
    </style:style>
    <style:style style:name="T79" style:parent-style-name="Основнойшрифтабзаца" style:family="text">
      <style:text-properties style:font-name="DejaVu Sans Mono" fo:color="#A9B7C6" fo:font-size="11pt" style:font-size-asian="11pt" fo:language="ru" fo:country="RU"/>
    </style:style>
    <style:style style:name="T80" style:parent-style-name="Основнойшрифтабзаца" style:family="text">
      <style:text-properties style:font-name="DejaVu Sans Mono" fo:color="#6A8759" fo:font-size="11pt" style:font-size-asian="11pt" fo:language="ru" fo:country="RU"/>
    </style:style>
    <style:style style:name="T81" style:parent-style-name="Основнойшрифтабзаца" style:family="text">
      <style:text-properties style:font-name="DejaVu Sans Mono" fo:color="#CC7832" fo:font-size="11pt" style:font-size-asian="11pt" fo:language="ru" fo:country="RU"/>
    </style:style>
    <style:style style:name="T82" style:parent-style-name="Основнойшрифтабзаца" style:family="text">
      <style:text-properties style:font-name="DejaVu Sans Mono" fo:color="#6A8759" fo:font-size="11pt" style:font-size-asian="11pt" fo:language="ru" fo:country="RU"/>
    </style:style>
    <style:style style:name="T83" style:parent-style-name="Основнойшрифтабзаца" style:family="text">
      <style:text-properties style:font-name="DejaVu Sans Mono" fo:color="#6A8759" fo:font-size="11pt" style:font-size-asian="11pt"/>
    </style:style>
    <style:style style:name="T84" style:parent-style-name="Основнойшрифтабзаца" style:family="text">
      <style:text-properties style:font-name="DejaVu Sans Mono" fo:color="#6A8759" fo:font-size="11pt" style:font-size-asian="11pt" fo:language="ru" fo:country="RU"/>
    </style:style>
    <style:style style:name="T85" style:parent-style-name="Основнойшрифтабзаца" style:family="text">
      <style:text-properties style:font-name="DejaVu Sans Mono" fo:color="#CC7832" fo:font-size="11pt" style:font-size-asian="11pt" fo:language="ru" fo:country="RU"/>
    </style:style>
    <style:style style:name="T86" style:parent-style-name="Основнойшрифтабзаца" style:family="text">
      <style:text-properties style:font-name="DejaVu Sans Mono" fo:color="#6A8759" fo:font-size="11pt" style:font-size-asian="11pt" fo:language="ru" fo:country="RU"/>
    </style:style>
    <style:style style:name="T87" style:parent-style-name="Основнойшрифтабзаца" style:family="text">
      <style:text-properties style:font-name="DejaVu Sans Mono" fo:color="#A9B7C6" fo:font-size="11pt" style:font-size-asian="11pt" fo:language="ru" fo:country="RU"/>
    </style:style>
    <style:style style:name="P88" style:parent-style-name="PreformattedText" style:family="paragraph">
      <style:paragraph-properties fo:background-color="#2B2B2B"/>
      <style:text-properties style:font-name="DejaVu Sans Mono" fo:color="#A9B7C6" fo:font-size="11pt" style:font-size-asian="11pt" fo:language="fr" fo:country="FR"/>
    </style:style>
    <style:style style:name="P89" style:parent-style-name="PreformattedText" style:family="paragraph">
      <style:paragraph-properties fo:background-color="#2B2B2B"/>
    </style:style>
    <style:style style:name="T90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91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92" style:parent-style-name="Основнойшрифтабзаца" style:family="text">
      <style:text-properties style:font-name="DejaVu Sans Mono" fo:color="#CC7832" fo:font-size="11pt" style:font-size-asian="11pt" fo:language="fr" fo:country="FR"/>
    </style:style>
    <style:style style:name="T93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94" style:parent-style-name="PreformattedText" style:family="paragraph">
      <style:paragraph-properties fo:background-color="#2B2B2B"/>
    </style:style>
    <style:style style:name="T95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96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97" style:parent-style-name="Основнойшрифтабзаца" style:family="text">
      <style:text-properties style:font-name="DejaVu Sans Mono" fo:color="#CC7832" fo:font-size="11pt" style:font-size-asian="11pt" fo:language="fr" fo:country="FR"/>
    </style:style>
    <style:style style:name="T98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99" style:parent-style-name="PreformattedText" style:family="paragraph">
      <style:paragraph-properties fo:background-color="#2B2B2B"/>
    </style:style>
    <style:style style:name="T100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101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102" style:parent-style-name="Основнойшрифтабзаца" style:family="text">
      <style:text-properties style:font-name="DejaVu Sans Mono" fo:color="#CC7832" fo:font-size="11pt" style:font-size-asian="11pt" fo:language="fr" fo:country="FR"/>
    </style:style>
    <style:style style:name="T103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104" style:parent-style-name="PreformattedText" style:family="paragraph">
      <style:paragraph-properties fo:background-color="#2B2B2B"/>
    </style:style>
    <style:style style:name="T105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106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107" style:parent-style-name="Основнойшрифтабзаца" style:family="text">
      <style:text-properties style:font-name="DejaVu Sans Mono" fo:color="#CC7832" fo:font-size="11pt" style:font-size-asian="11pt" fo:language="fr" fo:country="FR"/>
    </style:style>
    <style:style style:name="T108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109" style:parent-style-name="Основнойшрифтабзаца" style:family="text">
      <style:text-properties style:font-name="DejaVu Sans Mono" fo:color="#8888C6" fo:font-size="11pt" style:font-size-asian="11pt" fo:language="fr" fo:country="FR"/>
    </style:style>
    <style:style style:name="T110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111" style:parent-style-name="PreformattedText" style:family="paragraph">
      <style:paragraph-properties fo:background-color="#2B2B2B"/>
      <style:text-properties style:font-name="DejaVu Sans Mono" fo:color="#A9B7C6" fo:font-size="11pt" style:font-size-asian="11pt" fo:language="fr" fo:country="FR"/>
    </style:style>
    <style:style style:name="P112" style:parent-style-name="PreformattedText" style:family="paragraph">
      <style:paragraph-properties fo:background-color="#2B2B2B"/>
    </style:style>
    <style:style style:name="T113" style:parent-style-name="Основнойшрифтабзаца" style:family="text">
      <style:text-properties style:font-name="DejaVu Sans Mono" fo:color="#CC7832" fo:font-size="11pt" style:font-size-asian="11pt"/>
    </style:style>
    <style:style style:name="T114" style:parent-style-name="Основнойшрифтабзаца" style:family="text">
      <style:text-properties style:font-name="DejaVu Sans Mono" fo:color="#FFC66D" fo:font-size="11pt" style:font-size-asian="11pt"/>
    </style:style>
    <style:style style:name="T115" style:parent-style-name="Основнойшрифтабзаца" style:family="text">
      <style:text-properties style:font-name="DejaVu Sans Mono" fo:color="#A9B7C6" fo:font-size="11pt" style:font-size-asian="11pt"/>
    </style:style>
    <style:style style:name="P116" style:parent-style-name="PreformattedText" style:family="paragraph">
      <style:paragraph-properties fo:margin-bottom="0.1965in" fo:background-color="#2B2B2B"/>
    </style:style>
    <style:style style:name="T117" style:parent-style-name="Основнойшрифтабзаца" style:family="text">
      <style:text-properties fo:color="#A9B7C6"/>
    </style:style>
    <style:style style:name="T118" style:parent-style-name="Основнойшрифтабзаца" style:family="text">
      <style:text-properties style:font-name="DejaVu Sans Mono" fo:color="#A9B7C6" fo:font-size="11pt" style:font-size-asian="11pt"/>
    </style:style>
    <style:style style:name="P119" style:parent-style-name="Standard" style:family="paragraph">
      <style:paragraph-properties fo:text-align="justify"/>
    </style:style>
    <style:style style:name="T120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T121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/>
    </style:style>
    <style:style style:name="T122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T123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/>
    </style:style>
    <style:style style:name="T124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P125" style:parent-style-name="PreformattedText" style:family="paragraph">
      <style:paragraph-properties fo:background-color="#2B2B2B"/>
    </style:style>
    <style:style style:name="T126" style:parent-style-name="Основнойшрифтабзаца" style:family="text">
      <style:text-properties style:font-name="DejaVu Sans Mono" fo:color="#A9B7C6" fo:font-size="11pt" style:font-size-asian="11pt"/>
    </style:style>
    <style:style style:name="T127" style:parent-style-name="Основнойшрифтабзаца" style:family="text">
      <style:text-properties style:font-name="DejaVu Sans Mono" fo:color="#6897BB" fo:font-size="11pt" style:font-size-asian="11pt"/>
    </style:style>
    <style:style style:name="T128" style:parent-style-name="Основнойшрифтабзаца" style:family="text">
      <style:text-properties style:font-name="DejaVu Sans Mono" fo:color="#A9B7C6" fo:font-size="11pt" style:font-size-asian="11pt"/>
    </style:style>
    <style:style style:name="T129" style:parent-style-name="Основнойшрифтабзаца" style:family="text">
      <style:text-properties style:font-name="DejaVu Sans Mono" fo:color="#6897BB" fo:font-size="11pt" style:font-size-asian="11pt"/>
    </style:style>
    <style:style style:name="T130" style:parent-style-name="Основнойшрифтабзаца" style:family="text">
      <style:text-properties style:font-name="DejaVu Sans Mono" fo:color="#A9B7C6" fo:font-size="11pt" style:font-size-asian="11pt"/>
    </style:style>
    <style:style style:name="P131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132" style:parent-style-name="PreformattedText" style:family="paragraph">
      <style:paragraph-properties fo:background-color="#2B2B2B"/>
    </style:style>
    <style:style style:name="T133" style:parent-style-name="Основнойшрифтабзаца" style:family="text">
      <style:text-properties style:font-name="DejaVu Sans Mono" fo:color="#A9B7C6" fo:font-size="11pt" style:font-size-asian="11pt"/>
    </style:style>
    <style:style style:name="T134" style:parent-style-name="Основнойшрифтабзаца" style:family="text">
      <style:text-properties style:font-name="DejaVu Sans Mono" fo:color="#6897BB" fo:font-size="11pt" style:font-size-asian="11pt"/>
    </style:style>
    <style:style style:name="P135" style:parent-style-name="PreformattedText" style:family="paragraph">
      <style:paragraph-properties fo:background-color="#2B2B2B"/>
    </style:style>
    <style:style style:name="T136" style:parent-style-name="Основнойшрифтабзаца" style:family="text">
      <style:text-properties style:font-name="DejaVu Sans Mono" fo:color="#A9B7C6" fo:font-size="11pt" style:font-size-asian="11pt"/>
    </style:style>
    <style:style style:name="T137" style:parent-style-name="Основнойшрифтабзаца" style:family="text">
      <style:text-properties style:font-name="DejaVu Sans Mono" fo:color="#6897BB" fo:font-size="11pt" style:font-size-asian="11pt"/>
    </style:style>
    <style:style style:name="P138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139" style:parent-style-name="PreformattedText" style:family="paragraph">
      <style:paragraph-properties fo:background-color="#2B2B2B"/>
    </style:style>
    <style:style style:name="T140" style:parent-style-name="Основнойшрифтабзаца" style:family="text">
      <style:text-properties style:font-name="DejaVu Sans Mono" fo:color="#A9B7C6" fo:font-size="11pt" style:font-size-asian="11pt"/>
    </style:style>
    <style:style style:name="T141" style:parent-style-name="Основнойшрифтабзаца" style:family="text">
      <style:text-properties style:font-name="DejaVu Sans Mono" fo:color="#6897BB" fo:font-size="11pt" style:font-size-asian="11pt"/>
    </style:style>
    <style:style style:name="T142" style:parent-style-name="Основнойшрифтабзаца" style:family="text">
      <style:text-properties style:font-name="DejaVu Sans Mono" fo:color="#808080" fo:font-size="11pt" style:font-size-asian="11pt"/>
    </style:style>
    <style:style style:name="T143" style:parent-style-name="Основнойшрифтабзаца" style:family="text">
      <style:text-properties style:font-name="DejaVu Sans Mono" fo:color="#808080" fo:font-size="11pt" style:font-size-asian="11pt"/>
    </style:style>
    <style:style style:name="P144" style:parent-style-name="PreformattedText" style:family="paragraph">
      <style:paragraph-properties fo:background-color="#2B2B2B"/>
    </style:style>
    <style:style style:name="T145" style:parent-style-name="Основнойшрифтабзаца" style:family="text">
      <style:text-properties style:font-name="DejaVu Sans Mono" fo:color="#A9B7C6" fo:font-size="11pt" style:font-size-asian="11pt"/>
    </style:style>
    <style:style style:name="T146" style:parent-style-name="Основнойшрифтабзаца" style:family="text">
      <style:text-properties style:font-name="DejaVu Sans Mono" fo:color="#6897BB" fo:font-size="11pt" style:font-size-asian="11pt"/>
    </style:style>
    <style:style style:name="T147" style:parent-style-name="Основнойшрифтабзаца" style:family="text">
      <style:text-properties style:font-name="DejaVu Sans Mono" fo:color="#808080" fo:font-size="11pt" style:font-size-asian="11pt"/>
    </style:style>
    <style:style style:name="P148" style:parent-style-name="PreformattedText" style:family="paragraph">
      <style:paragraph-properties fo:background-color="#2B2B2B"/>
      <style:text-properties style:font-name="DejaVu Sans Mono" fo:color="#A9B7C6" fo:font-size="11pt" style:font-size-asian="11pt"/>
    </style:style>
    <style:style style:name="P149" style:parent-style-name="PreformattedText" style:family="paragraph">
      <style:paragraph-properties fo:background-color="#2B2B2B"/>
    </style:style>
    <style:style style:name="T150" style:parent-style-name="Основнойшрифтабзаца" style:family="text">
      <style:text-properties style:font-name="DejaVu Sans Mono" fo:color="#CC7832" fo:font-size="11pt" style:font-size-asian="11pt"/>
    </style:style>
    <style:style style:name="T151" style:parent-style-name="Основнойшрифтабзаца" style:family="text">
      <style:text-properties style:font-name="DejaVu Sans Mono" fo:color="#FFC66D" fo:font-size="11pt" style:font-size-asian="11pt"/>
    </style:style>
    <style:style style:name="T152" style:parent-style-name="Основнойшрифтабзаца" style:family="text">
      <style:text-properties style:font-name="DejaVu Sans Mono" fo:color="#A9B7C6" fo:font-size="11pt" style:font-size-asian="11pt"/>
    </style:style>
    <style:style style:name="P153" style:parent-style-name="PreformattedText" style:family="paragraph">
      <style:paragraph-properties fo:background-color="#2B2B2B"/>
    </style:style>
    <style:style style:name="T154" style:parent-style-name="Основнойшрифтабзаца" style:family="text">
      <style:text-properties fo:color="#A9B7C6"/>
    </style:style>
    <style:style style:name="T155" style:parent-style-name="Основнойшрифтабзаца" style:family="text">
      <style:text-properties style:font-name="DejaVu Sans Mono" fo:font-style="italic" style:font-style-asian="italic" fo:color="#629755" fo:font-size="11pt" style:font-size-asian="11pt"/>
    </style:style>
    <style:style style:name="P156" style:parent-style-name="PreformattedText" style:family="paragraph">
      <style:paragraph-properties fo:background-color="#2B2B2B"/>
    </style:style>
    <style:style style:name="T157" style:parent-style-name="Основнойшрифтабзаца" style:family="text">
      <style:text-properties fo:color="#629755"/>
    </style:style>
    <style:style style:name="T158" style:parent-style-name="Основнойшрифтабзаца" style:family="text">
      <style:text-properties style:font-name="DejaVu Sans Mono" fo:color="#CC7832" fo:font-size="11pt" style:font-size-asian="11pt"/>
    </style:style>
    <style:style style:name="T159" style:parent-style-name="Основнойшрифтабзаца" style:family="text">
      <style:text-properties style:font-name="DejaVu Sans Mono" fo:color="#6897BB" fo:font-size="11pt" style:font-size-asian="11pt"/>
    </style:style>
    <style:style style:name="T160" style:parent-style-name="Основнойшрифтабзаца" style:family="text">
      <style:text-properties style:font-name="DejaVu Sans Mono" fo:color="#A9B7C6" fo:font-size="11pt" style:font-size-asian="11pt"/>
    </style:style>
    <style:style style:name="T161" style:parent-style-name="Основнойшрифтабзаца" style:family="text">
      <style:text-properties style:font-name="DejaVu Sans Mono" fo:color="#6897BB" fo:font-size="11pt" style:font-size-asian="11pt"/>
    </style:style>
    <style:style style:name="T162" style:parent-style-name="Основнойшрифтабзаца" style:family="text">
      <style:text-properties style:font-name="DejaVu Sans Mono" fo:color="#A9B7C6" fo:font-size="11pt" style:font-size-asian="11pt"/>
    </style:style>
    <style:style style:name="T163" style:parent-style-name="Основнойшрифтабзаца" style:family="text">
      <style:text-properties style:font-name="DejaVu Sans Mono" fo:color="#6897BB" fo:font-size="11pt" style:font-size-asian="11pt"/>
    </style:style>
    <style:style style:name="T164" style:parent-style-name="Основнойшрифтабзаца" style:family="text">
      <style:text-properties style:font-name="DejaVu Sans Mono" fo:color="#A9B7C6" fo:font-size="11pt" style:font-size-asian="11pt"/>
    </style:style>
    <style:style style:name="T165" style:parent-style-name="Основнойшрифтабзаца" style:family="text">
      <style:text-properties style:font-name="DejaVu Sans Mono" fo:color="#6897BB" fo:font-size="11pt" style:font-size-asian="11pt"/>
    </style:style>
    <style:style style:name="T166" style:parent-style-name="Основнойшрифтабзаца" style:family="text">
      <style:text-properties style:font-name="DejaVu Sans Mono" fo:color="#A9B7C6" fo:font-size="11pt" style:font-size-asian="11pt"/>
    </style:style>
    <style:style style:name="T167" style:parent-style-name="Основнойшрифтабзаца" style:family="text">
      <style:text-properties style:font-name="DejaVu Sans Mono" fo:color="#6897BB" fo:font-size="11pt" style:font-size-asian="11pt"/>
    </style:style>
    <style:style style:name="T168" style:parent-style-name="Основнойшрифтабзаца" style:family="text">
      <style:text-properties style:font-name="DejaVu Sans Mono" fo:color="#A9B7C6" fo:font-size="11pt" style:font-size-asian="11pt"/>
    </style:style>
    <style:style style:name="T169" style:parent-style-name="Основнойшрифтабзаца" style:family="text">
      <style:text-properties style:font-name="DejaVu Sans Mono" fo:color="#6897BB" fo:font-size="11pt" style:font-size-asian="11pt"/>
    </style:style>
    <style:style style:name="T170" style:parent-style-name="Основнойшрифтабзаца" style:family="text">
      <style:text-properties style:font-name="DejaVu Sans Mono" fo:color="#A9B7C6" fo:font-size="11pt" style:font-size-asian="11pt"/>
    </style:style>
    <style:style style:name="T171" style:parent-style-name="Основнойшрифтабзаца" style:family="text">
      <style:text-properties style:font-name="DejaVu Sans Mono" fo:color="#6897BB" fo:font-size="11pt" style:font-size-asian="11pt"/>
    </style:style>
    <style:style style:name="P172" style:parent-style-name="PreformattedText" style:family="paragraph">
      <style:paragraph-properties fo:background-color="#2B2B2B"/>
      <style:text-properties fo:color="#A9B7C6"/>
    </style:style>
    <style:style style:name="P173" style:parent-style-name="PreformattedText" style:family="paragraph">
      <style:paragraph-properties fo:background-color="#2B2B2B"/>
    </style:style>
    <style:style style:name="T174" style:parent-style-name="Основнойшрифтабзаца" style:family="text">
      <style:text-properties style:font-name="DejaVu Sans Mono" fo:color="#CC7832" fo:font-size="11pt" style:font-size-asian="11pt"/>
    </style:style>
    <style:style style:name="T175" style:parent-style-name="Основнойшрифтабзаца" style:family="text">
      <style:text-properties style:font-name="DejaVu Sans Mono" fo:color="#FFC66D" fo:font-size="11pt" style:font-size-asian="11pt"/>
    </style:style>
    <style:style style:name="T176" style:parent-style-name="Основнойшрифтабзаца" style:family="text">
      <style:text-properties style:font-name="DejaVu Sans Mono" fo:color="#A9B7C6" fo:font-size="11pt" style:font-size-asian="11pt"/>
    </style:style>
    <style:style style:name="P177" style:parent-style-name="PreformattedText" style:family="paragraph">
      <style:paragraph-properties fo:background-color="#2B2B2B"/>
    </style:style>
    <style:style style:name="T178" style:parent-style-name="Основнойшрифтабзаца" style:family="text">
      <style:text-properties fo:color="#A9B7C6"/>
    </style:style>
    <style:style style:name="T179" style:parent-style-name="Основнойшрифтабзаца" style:family="text">
      <style:text-properties style:font-name="DejaVu Sans Mono" fo:font-style="italic" style:font-style-asian="italic" fo:color="#629755" fo:font-size="11pt" style:font-size-asian="11pt"/>
    </style:style>
    <style:style style:name="P180" style:parent-style-name="PreformattedText" style:family="paragraph">
      <style:paragraph-properties fo:background-color="#2B2B2B"/>
    </style:style>
    <style:style style:name="T181" style:parent-style-name="Основнойшрифтабзаца" style:family="text">
      <style:text-properties fo:color="#629755"/>
    </style:style>
    <style:style style:name="T182" style:parent-style-name="Основнойшрифтабзаца" style:family="text">
      <style:text-properties style:font-name="DejaVu Sans Mono" fo:color="#CC7832" fo:font-size="11pt" style:font-size-asian="11pt"/>
    </style:style>
    <style:style style:name="T183" style:parent-style-name="Основнойшрифтабзаца" style:family="text">
      <style:text-properties style:font-name="DejaVu Sans Mono" fo:color="#6897BB" fo:font-size="11pt" style:font-size-asian="11pt"/>
    </style:style>
    <style:style style:name="T184" style:parent-style-name="Основнойшрифтабзаца" style:family="text">
      <style:text-properties style:font-name="DejaVu Sans Mono" fo:color="#A9B7C6" fo:font-size="11pt" style:font-size-asian="11pt"/>
    </style:style>
    <style:style style:name="T185" style:parent-style-name="Основнойшрифтабзаца" style:family="text">
      <style:text-properties style:font-name="DejaVu Sans Mono" fo:color="#6897BB" fo:font-size="11pt" style:font-size-asian="11pt"/>
    </style:style>
    <style:style style:name="T186" style:parent-style-name="Основнойшрифтабзаца" style:family="text">
      <style:text-properties style:font-name="DejaVu Sans Mono" fo:color="#A9B7C6" fo:font-size="11pt" style:font-size-asian="11pt"/>
    </style:style>
    <style:style style:name="T187" style:parent-style-name="Основнойшрифтабзаца" style:family="text">
      <style:text-properties style:font-name="DejaVu Sans Mono" fo:color="#6897BB" fo:font-size="11pt" style:font-size-asian="11pt"/>
    </style:style>
    <style:style style:name="T188" style:parent-style-name="Основнойшрифтабзаца" style:family="text">
      <style:text-properties style:font-name="DejaVu Sans Mono" fo:color="#A9B7C6" fo:font-size="11pt" style:font-size-asian="11pt"/>
    </style:style>
    <style:style style:name="T189" style:parent-style-name="Основнойшрифтабзаца" style:family="text">
      <style:text-properties style:font-name="DejaVu Sans Mono" fo:color="#6897BB" fo:font-size="11pt" style:font-size-asian="11pt"/>
    </style:style>
    <style:style style:name="T190" style:parent-style-name="Основнойшрифтабзаца" style:family="text">
      <style:text-properties style:font-name="DejaVu Sans Mono" fo:color="#A9B7C6" fo:font-size="11pt" style:font-size-asian="11pt"/>
    </style:style>
    <style:style style:name="T191" style:parent-style-name="Основнойшрифтабзаца" style:family="text">
      <style:text-properties style:font-name="DejaVu Sans Mono" fo:color="#6897BB" fo:font-size="11pt" style:font-size-asian="11pt"/>
    </style:style>
    <style:style style:name="T192" style:parent-style-name="Основнойшрифтабзаца" style:family="text">
      <style:text-properties style:font-name="DejaVu Sans Mono" fo:color="#A9B7C6" fo:font-size="11pt" style:font-size-asian="11pt"/>
    </style:style>
    <style:style style:name="P193" style:parent-style-name="PreformattedText" style:family="paragraph">
      <style:paragraph-properties fo:background-color="#2B2B2B"/>
      <style:text-properties fo:color="#A9B7C6"/>
    </style:style>
    <style:style style:name="P194" style:parent-style-name="PreformattedText" style:family="paragraph">
      <style:paragraph-properties fo:background-color="#2B2B2B"/>
    </style:style>
    <style:style style:name="T195" style:parent-style-name="Основнойшрифтабзаца" style:family="text">
      <style:text-properties style:font-name="DejaVu Sans Mono" fo:color="#CC7832" fo:font-size="11pt" style:font-size-asian="11pt"/>
    </style:style>
    <style:style style:name="T196" style:parent-style-name="Основнойшрифтабзаца" style:family="text">
      <style:text-properties style:font-name="DejaVu Sans Mono" fo:color="#FFC66D" fo:font-size="11pt" style:font-size-asian="11pt"/>
    </style:style>
    <style:style style:name="T197" style:parent-style-name="Основнойшрифтабзаца" style:family="text">
      <style:text-properties style:font-name="DejaVu Sans Mono" fo:color="#A9B7C6" fo:font-size="11pt" style:font-size-asian="11pt"/>
    </style:style>
    <style:style style:name="P198" style:parent-style-name="PreformattedText" style:family="paragraph">
      <style:paragraph-properties fo:background-color="#2B2B2B"/>
    </style:style>
    <style:style style:name="T199" style:parent-style-name="Основнойшрифтабзаца" style:family="text">
      <style:text-properties fo:color="#A9B7C6"/>
    </style:style>
    <style:style style:name="T200" style:parent-style-name="Основнойшрифтабзаца" style:family="text">
      <style:text-properties style:font-name="DejaVu Sans Mono" fo:color="#A9B7C6" fo:font-size="11pt" style:font-size-asian="11pt"/>
    </style:style>
    <style:style style:name="T201" style:parent-style-name="Основнойшрифтабзаца" style:family="text">
      <style:text-properties style:font-name="DejaVu Sans Mono" fo:color="#A9B7C6" fo:font-size="11pt" style:font-size-asian="11pt"/>
    </style:style>
    <style:style style:name="P202" style:parent-style-name="PreformattedText" style:family="paragraph">
      <style:paragraph-properties fo:background-color="#2B2B2B"/>
    </style:style>
    <style:style style:name="T203" style:parent-style-name="Основнойшрифтабзаца" style:family="text">
      <style:text-properties fo:color="#A9B7C6"/>
    </style:style>
    <style:style style:name="T204" style:parent-style-name="Основнойшрифтабзаца" style:family="text">
      <style:text-properties style:font-name="DejaVu Sans Mono" fo:color="#A9B7C6" fo:font-size="11pt" style:font-size-asian="11pt"/>
    </style:style>
    <style:style style:name="P205" style:parent-style-name="PreformattedText" style:family="paragraph">
      <style:paragraph-properties fo:background-color="#2B2B2B"/>
    </style:style>
    <style:style style:name="T206" style:parent-style-name="Основнойшрифтабзаца" style:family="text">
      <style:text-properties fo:color="#A9B7C6"/>
    </style:style>
    <style:style style:name="T207" style:parent-style-name="Основнойшрифтабзаца" style:family="text">
      <style:text-properties style:font-name="DejaVu Sans Mono" fo:color="#CC7832" fo:font-size="11pt" style:font-size-asian="11pt"/>
    </style:style>
    <style:style style:name="T208" style:parent-style-name="Основнойшрифтабзаца" style:family="text">
      <style:text-properties style:font-name="DejaVu Sans Mono" fo:color="#8888C6" fo:font-size="11pt" style:font-size-asian="11pt"/>
    </style:style>
    <style:style style:name="T209" style:parent-style-name="Основнойшрифтабзаца" style:family="text">
      <style:text-properties style:font-name="DejaVu Sans Mono" fo:color="#A9B7C6" fo:font-size="11pt" style:font-size-asian="11pt"/>
    </style:style>
    <style:style style:name="P210" style:parent-style-name="PreformattedText" style:family="paragraph">
      <style:paragraph-properties fo:background-color="#2B2B2B"/>
    </style:style>
    <style:style style:name="T211" style:parent-style-name="Основнойшрифтабзаца" style:family="text">
      <style:text-properties fo:color="#A9B7C6"/>
    </style:style>
    <style:style style:name="T212" style:parent-style-name="Основнойшрифтабзаца" style:family="text">
      <style:text-properties style:font-name="DejaVu Sans Mono" fo:color="#A9B7C6" fo:font-size="11pt" style:font-size-asian="11pt"/>
    </style:style>
    <style:style style:name="P213" style:parent-style-name="PreformattedText" style:family="paragraph">
      <style:paragraph-properties fo:background-color="#2B2B2B"/>
    </style:style>
    <style:style style:name="T214" style:parent-style-name="Основнойшрифтабзаца" style:family="text">
      <style:text-properties fo:color="#A9B7C6"/>
    </style:style>
    <style:style style:name="T215" style:parent-style-name="Основнойшрифтабзаца" style:family="text">
      <style:text-properties style:font-name="DejaVu Sans Mono" fo:color="#A9B7C6" fo:font-size="11pt" style:font-size-asian="11pt"/>
    </style:style>
    <style:style style:name="P216" style:parent-style-name="PreformattedText" style:family="paragraph">
      <style:paragraph-properties fo:background-color="#2B2B2B"/>
    </style:style>
    <style:style style:name="T217" style:parent-style-name="Основнойшрифтабзаца" style:family="text">
      <style:text-properties fo:color="#A9B7C6"/>
    </style:style>
    <style:style style:name="T218" style:parent-style-name="Основнойшрифтабзаца" style:family="text">
      <style:text-properties style:font-name="DejaVu Sans Mono" fo:color="#8888C6" fo:font-size="11pt" style:font-size-asian="11pt" fo:language="fr" fo:country="FR"/>
    </style:style>
    <style:style style:name="T219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220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221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222" style:parent-style-name="PreformattedText" style:family="paragraph">
      <style:paragraph-properties fo:background-color="#2B2B2B"/>
      <style:text-properties fo:color="#A9B7C6" fo:language="fr" fo:country="FR"/>
    </style:style>
    <style:style style:name="P223" style:parent-style-name="PreformattedText" style:family="paragraph">
      <style:paragraph-properties fo:background-color="#2B2B2B"/>
    </style:style>
    <style:style style:name="T224" style:parent-style-name="Основнойшрифтабзаца" style:family="text">
      <style:text-properties style:font-name="DejaVu Sans Mono" fo:color="#CC7832" fo:font-size="11pt" style:font-size-asian="11pt"/>
    </style:style>
    <style:style style:name="T225" style:parent-style-name="Основнойшрифтабзаца" style:family="text">
      <style:text-properties style:font-name="DejaVu Sans Mono" fo:color="#FFC66D" fo:font-size="11pt" style:font-size-asian="11pt"/>
    </style:style>
    <style:style style:name="T226" style:parent-style-name="Основнойшрифтабзаца" style:family="text">
      <style:text-properties style:font-name="DejaVu Sans Mono" fo:color="#A9B7C6" fo:font-size="11pt" style:font-size-asian="11pt"/>
    </style:style>
    <style:style style:name="P227" style:parent-style-name="PreformattedText" style:family="paragraph">
      <style:paragraph-properties fo:background-color="#2B2B2B"/>
    </style:style>
    <style:style style:name="T228" style:parent-style-name="Основнойшрифтабзаца" style:family="text">
      <style:text-properties fo:color="#A9B7C6"/>
    </style:style>
    <style:style style:name="T229" style:parent-style-name="Основнойшрифтабзаца" style:family="text">
      <style:text-properties style:font-name="DejaVu Sans Mono" fo:color="#A9B7C6" fo:font-size="11pt" style:font-size-asian="11pt"/>
    </style:style>
    <style:style style:name="P230" style:parent-style-name="PreformattedText" style:family="paragraph">
      <style:paragraph-properties fo:background-color="#2B2B2B"/>
    </style:style>
    <style:style style:name="T231" style:parent-style-name="Основнойшрифтабзаца" style:family="text">
      <style:text-properties fo:color="#A9B7C6"/>
    </style:style>
    <style:style style:name="T232" style:parent-style-name="Основнойшрифтабзаца" style:family="text">
      <style:text-properties style:font-name="DejaVu Sans Mono" fo:color="#A9B7C6" fo:font-size="11pt" style:font-size-asian="11pt"/>
    </style:style>
    <style:style style:name="T233" style:parent-style-name="Основнойшрифтабзаца" style:family="text">
      <style:text-properties style:font-name="DejaVu Sans Mono" fo:color="#A9B7C6" fo:font-size="11pt" style:font-size-asian="11pt"/>
    </style:style>
    <style:style style:name="P234" style:parent-style-name="PreformattedText" style:family="paragraph">
      <style:paragraph-properties fo:background-color="#2B2B2B"/>
    </style:style>
    <style:style style:name="T235" style:parent-style-name="Основнойшрифтабзаца" style:family="text">
      <style:text-properties fo:color="#A9B7C6"/>
    </style:style>
    <style:style style:name="T236" style:parent-style-name="Основнойшрифтабзаца" style:family="text">
      <style:text-properties style:font-name="DejaVu Sans Mono" fo:color="#CC7832" fo:font-size="11pt" style:font-size-asian="11pt"/>
    </style:style>
    <style:style style:name="T237" style:parent-style-name="Основнойшрифтабзаца" style:family="text">
      <style:text-properties style:font-name="DejaVu Sans Mono" fo:color="#8888C6" fo:font-size="11pt" style:font-size-asian="11pt"/>
    </style:style>
    <style:style style:name="T238" style:parent-style-name="Основнойшрифтабзаца" style:family="text">
      <style:text-properties style:font-name="DejaVu Sans Mono" fo:color="#A9B7C6" fo:font-size="11pt" style:font-size-asian="11pt"/>
    </style:style>
    <style:style style:name="P239" style:parent-style-name="PreformattedText" style:family="paragraph">
      <style:paragraph-properties fo:background-color="#2B2B2B"/>
    </style:style>
    <style:style style:name="T240" style:parent-style-name="Основнойшрифтабзаца" style:family="text">
      <style:text-properties fo:color="#A9B7C6"/>
    </style:style>
    <style:style style:name="T241" style:parent-style-name="Основнойшрифтабзаца" style:family="text">
      <style:text-properties style:font-name="DejaVu Sans Mono" fo:color="#A9B7C6" fo:font-size="11pt" style:font-size-asian="11pt"/>
    </style:style>
    <style:style style:name="P242" style:parent-style-name="PreformattedText" style:family="paragraph">
      <style:paragraph-properties fo:background-color="#2B2B2B"/>
    </style:style>
    <style:style style:name="T243" style:parent-style-name="Основнойшрифтабзаца" style:family="text">
      <style:text-properties fo:color="#A9B7C6"/>
    </style:style>
    <style:style style:name="T244" style:parent-style-name="Основнойшрифтабзаца" style:family="text">
      <style:text-properties style:font-name="DejaVu Sans Mono" fo:color="#A9B7C6" fo:font-size="11pt" style:font-size-asian="11pt"/>
    </style:style>
    <style:style style:name="P245" style:parent-style-name="PreformattedText" style:family="paragraph">
      <style:paragraph-properties fo:background-color="#2B2B2B"/>
    </style:style>
    <style:style style:name="T246" style:parent-style-name="Основнойшрифтабзаца" style:family="text">
      <style:text-properties fo:color="#A9B7C6"/>
    </style:style>
    <style:style style:name="T247" style:parent-style-name="Основнойшрифтабзаца" style:family="text">
      <style:text-properties style:font-name="DejaVu Sans Mono" fo:color="#A9B7C6" fo:font-size="11pt" style:font-size-asian="11pt"/>
    </style:style>
    <style:style style:name="P248" style:parent-style-name="PreformattedText" style:family="paragraph">
      <style:paragraph-properties fo:background-color="#2B2B2B"/>
    </style:style>
    <style:style style:name="T249" style:parent-style-name="Основнойшрифтабзаца" style:family="text">
      <style:text-properties fo:color="#A9B7C6"/>
    </style:style>
    <style:style style:name="T250" style:parent-style-name="Основнойшрифтабзаца" style:family="text">
      <style:text-properties style:font-name="DejaVu Sans Mono" fo:color="#8888C6" fo:font-size="11pt" style:font-size-asian="11pt" fo:language="fr" fo:country="FR"/>
    </style:style>
    <style:style style:name="T251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T252" style:parent-style-name="Основнойшрифтабзаца" style:family="text">
      <style:text-properties style:font-name="DejaVu Sans Mono" fo:color="#6A8759" fo:font-size="11pt" style:font-size-asian="11pt" fo:language="fr" fo:country="FR"/>
    </style:style>
    <style:style style:name="T253" style:parent-style-name="Основнойшрифтабзаца" style:family="text">
      <style:text-properties style:font-name="DejaVu Sans Mono" fo:color="#A9B7C6" fo:font-size="11pt" style:font-size-asian="11pt" fo:language="fr" fo:country="FR"/>
    </style:style>
    <style:style style:name="P254" style:parent-style-name="PreformattedText" style:family="paragraph">
      <style:paragraph-properties fo:background-color="#2B2B2B"/>
      <style:text-properties fo:color="#A9B7C6" fo:language="fr" fo:country="FR"/>
    </style:style>
    <style:style style:name="P255" style:parent-style-name="PreformattedText" style:family="paragraph">
      <style:paragraph-properties fo:background-color="#2B2B2B"/>
    </style:style>
    <style:style style:name="T256" style:parent-style-name="Основнойшрифтабзаца" style:family="text">
      <style:text-properties style:font-name="DejaVu Sans Mono" fo:color="#CC7832" fo:font-size="11pt" style:font-size-asian="11pt"/>
    </style:style>
    <style:style style:name="T257" style:parent-style-name="Основнойшрифтабзаца" style:family="text">
      <style:text-properties style:font-name="DejaVu Sans Mono" fo:color="#FFC66D" fo:font-size="11pt" style:font-size-asian="11pt"/>
    </style:style>
    <style:style style:name="T258" style:parent-style-name="Основнойшрифтабзаца" style:family="text">
      <style:text-properties style:font-name="DejaVu Sans Mono" fo:color="#A9B7C6" fo:font-size="11pt" style:font-size-asian="11pt"/>
    </style:style>
    <style:style style:name="P259" style:parent-style-name="PreformattedText" style:family="paragraph">
      <style:paragraph-properties fo:background-color="#2B2B2B"/>
    </style:style>
    <style:style style:name="T260" style:parent-style-name="Основнойшрифтабзаца" style:family="text">
      <style:text-properties fo:color="#A9B7C6"/>
    </style:style>
    <style:style style:name="T261" style:parent-style-name="Основнойшрифтабзаца" style:family="text">
      <style:text-properties style:font-name="DejaVu Sans Mono" fo:font-style="italic" style:font-style-asian="italic" fo:color="#629755" fo:font-size="11pt" style:font-size-asian="11pt"/>
    </style:style>
    <style:style style:name="P262" style:parent-style-name="PreformattedText" style:family="paragraph">
      <style:paragraph-properties fo:background-color="#2B2B2B"/>
    </style:style>
    <style:style style:name="T263" style:parent-style-name="Основнойшрифтабзаца" style:family="text">
      <style:text-properties fo:color="#629755"/>
    </style:style>
    <style:style style:name="T264" style:parent-style-name="Основнойшрифтабзаца" style:family="text">
      <style:text-properties style:font-name="DejaVu Sans Mono" fo:color="#A9B7C6" fo:font-size="11pt" style:font-size-asian="11pt"/>
    </style:style>
    <style:style style:name="T265" style:parent-style-name="Основнойшрифтабзаца" style:family="text">
      <style:text-properties style:font-name="DejaVu Sans Mono" fo:color="#A9B7C6" fo:font-size="11pt" style:font-size-asian="11pt"/>
    </style:style>
    <style:style style:name="P266" style:parent-style-name="PreformattedText" style:family="paragraph">
      <style:paragraph-properties fo:background-color="#2B2B2B"/>
    </style:style>
    <style:style style:name="T267" style:parent-style-name="Основнойшрифтабзаца" style:family="text">
      <style:text-properties fo:color="#A9B7C6"/>
    </style:style>
    <style:style style:name="T268" style:parent-style-name="Основнойшрифтабзаца" style:family="text">
      <style:text-properties style:font-name="DejaVu Sans Mono" fo:color="#A9B7C6" fo:font-size="11pt" style:font-size-asian="11pt"/>
    </style:style>
    <style:style style:name="P269" style:parent-style-name="PreformattedText" style:family="paragraph">
      <style:paragraph-properties fo:background-color="#2B2B2B"/>
    </style:style>
    <style:style style:name="T270" style:parent-style-name="Основнойшрифтабзаца" style:family="text">
      <style:text-properties fo:color="#A9B7C6"/>
    </style:style>
    <style:style style:name="T271" style:parent-style-name="Основнойшрифтабзаца" style:family="text">
      <style:text-properties style:font-name="DejaVu Sans Mono" fo:color="#A9B7C6" fo:font-size="11pt" style:font-size-asian="11pt"/>
    </style:style>
    <style:style style:name="T272" style:parent-style-name="Основнойшрифтабзаца" style:family="text">
      <style:text-properties style:font-name="DejaVu Sans Mono" fo:color="#6897BB" fo:font-size="11pt" style:font-size-asian="11pt"/>
    </style:style>
    <style:style style:name="P273" style:parent-style-name="PreformattedText" style:family="paragraph">
      <style:paragraph-properties fo:background-color="#2B2B2B"/>
    </style:style>
    <style:style style:name="T274" style:parent-style-name="Основнойшрифтабзаца" style:family="text">
      <style:text-properties fo:color="#6897BB"/>
    </style:style>
    <style:style style:name="T275" style:parent-style-name="Основнойшрифтабзаца" style:family="text">
      <style:text-properties style:font-name="DejaVu Sans Mono" fo:color="#CC7832" fo:font-size="11pt" style:font-size-asian="11pt"/>
    </style:style>
    <style:style style:name="T276" style:parent-style-name="Основнойшрифтабзаца" style:family="text">
      <style:text-properties style:font-name="DejaVu Sans Mono" fo:color="#8888C6" fo:font-size="11pt" style:font-size-asian="11pt"/>
    </style:style>
    <style:style style:name="T277" style:parent-style-name="Основнойшрифтабзаца" style:family="text">
      <style:text-properties style:font-name="DejaVu Sans Mono" fo:color="#A9B7C6" fo:font-size="11pt" style:font-size-asian="11pt"/>
    </style:style>
    <style:style style:name="P278" style:parent-style-name="PreformattedText" style:family="paragraph">
      <style:paragraph-properties fo:background-color="#2B2B2B"/>
    </style:style>
    <style:style style:name="T279" style:parent-style-name="Основнойшрифтабзаца" style:family="text">
      <style:text-properties fo:color="#A9B7C6"/>
    </style:style>
    <style:style style:name="T280" style:parent-style-name="Основнойшрифтабзаца" style:family="text">
      <style:text-properties style:font-name="DejaVu Sans Mono" fo:color="#A9B7C6" fo:font-size="11pt" style:font-size-asian="11pt"/>
    </style:style>
    <style:style style:name="T281" style:parent-style-name="Основнойшрифтабзаца" style:family="text">
      <style:text-properties style:font-name="DejaVu Sans Mono" fo:color="#6897BB" fo:font-size="11pt" style:font-size-asian="11pt"/>
    </style:style>
    <style:style style:name="P282" style:parent-style-name="PreformattedText" style:family="paragraph">
      <style:paragraph-properties fo:background-color="#2B2B2B"/>
    </style:style>
    <style:style style:name="T283" style:parent-style-name="Основнойшрифтабзаца" style:family="text">
      <style:text-properties fo:color="#6897BB"/>
    </style:style>
    <style:style style:name="T284" style:parent-style-name="Основнойшрифтабзаца" style:family="text">
      <style:text-properties style:font-name="DejaVu Sans Mono" fo:color="#A9B7C6" fo:font-size="11pt" style:font-size-asian="11pt"/>
    </style:style>
    <style:style style:name="T285" style:parent-style-name="Основнойшрифтабзаца" style:family="text">
      <style:text-properties style:font-name="DejaVu Sans Mono" fo:color="#CC7832" fo:font-size="11pt" style:font-size-asian="11pt"/>
    </style:style>
    <style:style style:name="T286" style:parent-style-name="Основнойшрифтабзаца" style:family="text">
      <style:text-properties style:font-name="DejaVu Sans Mono" fo:color="#A9B7C6" fo:font-size="11pt" style:font-size-asian="11pt"/>
    </style:style>
    <style:style style:name="T287" style:parent-style-name="Основнойшрифтабзаца" style:family="text">
      <style:text-properties style:font-name="DejaVu Sans Mono" fo:color="#CC7832" fo:font-size="11pt" style:font-size-asian="11pt"/>
    </style:style>
    <style:style style:name="T288" style:parent-style-name="Основнойшрифтабзаца" style:family="text">
      <style:text-properties style:font-name="DejaVu Sans Mono" fo:color="#A9B7C6" fo:font-size="11pt" style:font-size-asian="11pt"/>
    </style:style>
    <style:style style:name="T289" style:parent-style-name="Основнойшрифтабзаца" style:family="text">
      <style:text-properties style:font-name="DejaVu Sans Mono" fo:color="#CC7832" fo:font-size="11pt" style:font-size-asian="11pt"/>
    </style:style>
    <style:style style:name="T290" style:parent-style-name="Основнойшрифтабзаца" style:family="text">
      <style:text-properties style:font-name="DejaVu Sans Mono" fo:color="#A9B7C6" fo:font-size="11pt" style:font-size-asian="11pt"/>
    </style:style>
    <style:style style:name="T291" style:parent-style-name="Основнойшрифтабзаца" style:family="text">
      <style:text-properties style:font-name="DejaVu Sans Mono" fo:color="#6897BB" fo:font-size="11pt" style:font-size-asian="11pt"/>
    </style:style>
    <style:style style:name="T292" style:parent-style-name="Основнойшрифтабзаца" style:family="text">
      <style:text-properties style:font-name="DejaVu Sans Mono" fo:color="#CC7832" fo:font-size="11pt" style:font-size-asian="11pt"/>
    </style:style>
    <style:style style:name="T293" style:parent-style-name="Основнойшрифтабзаца" style:family="text">
      <style:text-properties style:font-name="DejaVu Sans Mono" fo:color="#A9B7C6" fo:font-size="11pt" style:font-size-asian="11pt"/>
    </style:style>
    <style:style style:name="T294" style:parent-style-name="Основнойшрифтабзаца" style:family="text">
      <style:text-properties style:font-name="DejaVu Sans Mono" fo:color="#CC7832" fo:font-size="11pt" style:font-size-asian="11pt"/>
    </style:style>
    <style:style style:name="T295" style:parent-style-name="Основнойшрифтабзаца" style:family="text">
      <style:text-properties style:font-name="DejaVu Sans Mono" fo:color="#A9B7C6" fo:font-size="11pt" style:font-size-asian="11pt"/>
    </style:style>
    <style:style style:name="P296" style:parent-style-name="PreformattedText" style:family="paragraph">
      <style:paragraph-properties fo:background-color="#2B2B2B"/>
    </style:style>
    <style:style style:name="T297" style:parent-style-name="Основнойшрифтабзаца" style:family="text">
      <style:text-properties fo:color="#A9B7C6"/>
    </style:style>
    <style:style style:name="T298" style:parent-style-name="Основнойшрифтабзаца" style:family="text">
      <style:text-properties style:font-name="DejaVu Sans Mono" fo:color="#A9B7C6" fo:font-size="11pt" style:font-size-asian="11pt"/>
    </style:style>
    <style:style style:name="T299" style:parent-style-name="Основнойшрифтабзаца" style:family="text">
      <style:text-properties style:font-name="DejaVu Sans Mono" fo:color="#6897BB" fo:font-size="11pt" style:font-size-asian="11pt"/>
    </style:style>
    <style:style style:name="P300" style:parent-style-name="PreformattedText" style:family="paragraph">
      <style:paragraph-properties fo:margin-bottom="0.1965in" fo:background-color="#2B2B2B"/>
    </style:style>
    <style:style style:name="T301" style:parent-style-name="Основнойшрифтабзаца" style:family="text">
      <style:text-properties fo:color="#6897BB"/>
    </style:style>
    <style:style style:name="T302" style:parent-style-name="Основнойшрифтабзаца" style:family="text">
      <style:text-properties style:font-name="DejaVu Sans Mono" fo:color="#8888C6" fo:font-size="11pt" style:font-size-asian="11pt"/>
    </style:style>
    <style:style style:name="T303" style:parent-style-name="Основнойшрифтабзаца" style:family="text">
      <style:text-properties style:font-name="DejaVu Sans Mono" fo:color="#A9B7C6" fo:font-size="11pt" style:font-size-asian="11pt"/>
    </style:style>
    <style:style style:name="T304" style:parent-style-name="Основнойшрифтабзаца" style:family="text">
      <style:text-properties style:font-name="DejaVu Sans Mono" fo:color="#6A8759" fo:font-size="11pt" style:font-size-asian="11pt"/>
    </style:style>
    <style:style style:name="T305" style:parent-style-name="Основнойшрифтабзаца" style:family="text">
      <style:text-properties style:font-name="DejaVu Sans Mono" fo:color="#A9B7C6" fo:font-size="11pt" style:font-size-asian="11pt"/>
    </style:style>
    <style:style style:name="P306" style:parent-style-name="Заголовок3" style:family="paragraph">
      <style:paragraph-properties fo:text-align="justify"/>
    </style:style>
    <style:style style:name="P30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309" style:family="table-column">
      <style:table-column-properties style:column-width="1.2527in" style:use-optimal-column-width="false"/>
    </style:style>
    <style:style style:name="TableColumn310" style:family="table-column">
      <style:table-column-properties style:column-width="5.4451in" style:use-optimal-column-width="false"/>
    </style:style>
    <style:style style:name="Table308" style:family="table">
      <style:table-properties style:width="6.6979in" fo:margin-left="0.075in" table:align="left"/>
    </style:style>
    <style:style style:name="TableRow311" style:family="table-row">
      <style:table-row-properties style:min-row-height="0.3319in" style:use-optimal-row-height="false"/>
    </style:style>
    <style:style style:name="TableCell312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13" style:parent-style-name="TableContents" style:family="paragraph">
      <style:paragraph-properties fo:text-align="justify"/>
    </style:style>
    <style:style style:name="T314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Cell315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16" style:parent-style-name="TableContents" style:family="paragraph">
      <style:paragraph-properties fo:text-align="justify"/>
    </style:style>
    <style:style style:name="T317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Row318" style:family="table-row">
      <style:table-row-properties style:min-row-height="0.1652in" style:use-optimal-row-height="false"/>
    </style:style>
    <style:style style:name="TableCell319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20" style:parent-style-name="TableContents" style:family="paragraph">
      <style:paragraph-properties fo:text-align="justify"/>
    </style:style>
    <style:style style:name="T321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Cell322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23" style:parent-style-name="TableContents" style:family="paragraph">
      <style:paragraph-properties fo:text-align="justify"/>
    </style:style>
    <style:style style:name="T324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Row325" style:family="table-row">
      <style:table-row-properties style:min-row-height="0.1652in" style:use-optimal-row-height="false"/>
    </style:style>
    <style:style style:name="TableCell326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27" style:parent-style-name="TableContents" style:family="paragraph">
      <style:paragraph-properties fo:text-align="justify"/>
    </style:style>
    <style:style style:name="T328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Cell329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30" style:parent-style-name="TableContents" style:family="paragraph">
      <style:paragraph-properties fo:text-align="justify"/>
    </style:style>
    <style:style style:name="T331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Row332" style:family="table-row">
      <style:table-row-properties style:min-row-height="0.1652in" style:use-optimal-row-height="false"/>
    </style:style>
    <style:style style:name="TableCell333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34" style:parent-style-name="TableContents" style:family="paragraph">
      <style:paragraph-properties fo:text-align="justify"/>
    </style:style>
    <style:style style:name="T335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TableCell336" style:family="table-cell">
      <style:table-cell-properties fo:border="0.0034in solid #000000" fo:background-color="#CDD4E9" style:writing-mode="lr-tb" fo:padding-top="0.0555in" fo:padding-left="0.0555in" fo:padding-bottom="0.0555in" fo:padding-right="0.0555in"/>
    </style:style>
    <style:style style:name="P337" style:parent-style-name="TableContents" style:family="paragraph">
      <style:paragraph-properties fo:text-align="justify"/>
    </style:style>
    <style:style style:name="T338" style:parent-style-name="Aucun" style:family="text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T342" style:parent-style-name="Основнойшрифтабзаца" style:family="text">
      <style:text-properties style:font-name="Arial" style:font-name-asian="Arial Unicode MS" style:font-name-complex="Arial" fo:font-size="11pt" style:font-size-asian="11pt" style:font-size-complex="11pt" fo:language="ru" fo:country="RU"/>
    </style:style>
    <style:style style:name="T343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4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5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6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7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8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T349" style:parent-style-name="Aucun" style:family="text">
      <style:text-properties style:font-name="Arial" style:font-name-asian="Calibri" style:font-name-complex="Arial" fo:font-size="11pt" style:font-size-asian="11pt" style:font-size-complex="11pt"/>
    </style:style>
    <style:style style:name="P350" style:parent-style-name="Standard" style:family="paragraph">
      <style:paragraph-properties fo:text-align="justify"/>
      <style:text-properties fo:language="ru" fo:country="RU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Aucun">Решение нелинейных уравнений</text:span></text:h>
      <text:h text:style-name="P2" text:outline-level="3">Инструментарий</text:h>
      <text:p text:style-name="P3"><text:span text:style-name="T4">Python</text:span><text:span text:style-name="T5">3.7.</text:span></text:p>
      <text:h text:style-name="P6" text:outline-level="3">Постановка задачи</text:h>
      <text:p text:style-name="P7"><text:span text:style-name="T8">Найти значение<text:s/></text:span><text:span text:style-name="T9">x</text:span><text:span text:style-name="T10"><text:s/>заданного уравнения методом Ньютона, хорд, дихотомии.</text:span></text:p>
      <text:h text:style-name="P11" text:outline-level="3"><text:span text:style-name="Aucun">Уравнение</text:span></text:h>
      <text:h text:style-name="P12" text:outline-level="3"><text:span text:style-name="T13"><draw:frame draw:z-index="251658240" draw:style-name="a0" draw:name="Image1" text:anchor-type="paragraph" svg:x="0.0756in" svg:y="0.1516in" svg:width="1.8126in" svg:height="0.2602in" style:rel-width="scale" style:rel-height="scale"><draw:image xlink:href="media/image1.png" xlink:type="simple" xlink:show="embed" xlink:actuate="onLoad"/><svg:title/><svg:desc/></draw:frame></text:span></text:h>
      <text:h text:style-name="P14" text:outline-level="3"><text:span text:style-name="Aucun">Подпрограммы</text:span></text:h>
      <text:p text:style-name="P15"><text:span text:style-name="T16">Для реализации меню использован ранее разработанный модуль<text:s/></text:span><text:span text:style-name="T17">FiniteConsole</text:span><text:span text:style-name="T18">.</text:span></text:p>
      <text:p text:style-name="P19"><text:span text:style-name="T20"># lab2.py <text:s/># Меню</text:span></text:p>
      <text:p text:style-name="P21"><text:span text:style-name="T22">from<text:s/></text:span><text:span text:style-name="T23">FiniteConsole.FiniteConsole<text:s/></text:span><text:span text:style-name="T24">import<text:s/></text:span><text:span text:style-name="T25">Program</text:span><text:span text:style-name="T26">,<text:s/></text:span><text:span text:style-name="T27">Option</text:span><text:span text:style-name="T28">,<text:s/></text:span><text:span text:style-name="T29">Menu</text:span></text:p>
      <text:p text:style-name="P30"><text:span text:style-name="T31">from<text:s/></text:span><text:span text:style-name="T32">lab2<text:s/></text:span><text:span text:style-name="T33">import<text:s/></text:span><text:span text:style-name="T34">funcs</text:span><text:span text:style-name="T35"><text:s/></text:span><text:span text:style-name="T36">as<text:s/></text:span><text:span text:style-name="T37">f</text:span></text:p>
      <text:p text:style-name="P38"/>
      <text:p text:style-name="P39"/>
      <text:p text:style-name="P40">p = Program()</text:p>
      <text:p text:style-name="P41"><text:span text:style-name="T42">p.init_menu = Menu(</text:span><text:span text:style-name="T43">'main'</text:span><text:span text:style-name="T44">)</text:span></text:p>
      <text:p text:style-name="P45">p.init_menu.append_options(</text:p>
      <text:p text:style-name="P46"><text:span text:style-name="T47"><text:s text:c="4"/></text:span><text:span text:style-name="T48">Option(</text:span><text:span text:style-name="T49">'1'</text:span><text:span text:style-name="T50">,<text:s/></text:span><text:span text:style-name="T51">'newton'</text:span><text:span text:style-name="T52">,<text:s/></text:span><text:span text:style-name="T53">'Метод Ньютона'</text:span><text:span text:style-name="T54">)</text:span><text:span text:style-name="T55">,</text:span></text:p>
      <text:p text:style-name="P56"><text:span text:style-name="T57"><text:s text:c="4"/></text:span><text:span text:style-name="T58">Option(</text:span><text:span text:style-name="T59">'2'</text:span><text:span text:style-name="T60">,<text:s/></text:span><text:span text:style-name="T61">'chord'</text:span><text:span text:style-name="T62">,<text:s/></text:span><text:span text:style-name="T63">'Метод хорд'</text:span><text:span text:style-name="T64">)</text:span><text:span text:style-name="T65">,</text:span></text:p>
      <text:p text:style-name="P66"><text:span text:style-name="T67"><text:s text:c="4"/></text:span><text:span text:style-name="T68">Option(</text:span><text:span text:style-name="T69">'3'</text:span><text:span text:style-name="T70">,<text:s/></text:span><text:span text:style-name="T71">'dichotomy'</text:span><text:span text:style-name="T72">,<text:s/></text:span><text:span text:style-name="T73">'Метод дихотомии'</text:span><text:span text:style-name="T74">)</text:span><text:span text:style-name="T75">,</text:span></text:p>
      <text:p text:style-name="P76"><text:span text:style-name="T77"><text:s text:c="4"/></text:span><text:span text:style-name="T78">Option</text:span><text:span text:style-name="T79">(</text:span><text:span text:style-name="T80">'4'</text:span><text:span text:style-name="T81">,<text:s/></text:span><text:span text:style-name="T82">'</text:span><text:span text:style-name="T83">exit</text:span><text:span text:style-name="T84">'</text:span><text:span text:style-name="T85">,<text:s/></text:span><text:span text:style-name="T86">'Выйти из программы'</text:span><text:span text:style-name="T87">)</text:span></text:p>
      <text:p text:style-name="P88">)</text:p>
      <text:p text:style-name="P89"><text:span text:style-name="T90">Menu(</text:span><text:span text:style-name="T91">'newton'</text:span><text:span text:style-name="T92">,<text:s/></text:span><text:span text:style-name="T93">f.newton)</text:span></text:p>
      <text:p text:style-name="P94"><text:span text:style-name="T95">Menu(</text:span><text:span text:style-name="T96">'chord'</text:span><text:span text:style-name="T97">,<text:s/></text:span><text:span text:style-name="T98">f.chord)</text:span></text:p>
      <text:p text:style-name="P99"><text:span text:style-name="T100">Menu(</text:span><text:span text:style-name="T101">'dichotomy'</text:span><text:span text:style-name="T102">,<text:s/></text:span><text:span text:style-name="T103">f.dichotomy)</text:span></text:p>
      <text:p text:style-name="P104"><text:span text:style-name="T105">Menu(</text:span><text:span text:style-name="T106">'exit'</text:span><text:span text:style-name="T107">, lambda</text:span><text:span text:style-name="T108">:<text:s/></text:span><text:span text:style-name="T109">exit</text:span><text:span text:style-name="T110">())</text:span></text:p>
      <text:p text:style-name="P111"/>
      <text:p text:style-name="P112"><text:span text:style-name="T113">def<text:s/></text:span><text:span text:style-name="T114">start</text:span><text:span text:style-name="T115">():</text:span></text:p>
      <text:p text:style-name="P116"><text:span text:style-name="T117"><text:s text:c="4"/></text:span><text:span text:style-name="T118">p.start_loop()</text:span></text:p>
      <text:p text:style-name="P119"><text:span text:style-name="T120">#<text:s/></text:span><text:span text:style-name="T121">lab</text:span><text:span text:style-name="T122">2.</text:span><text:span text:style-name="T123">py</text:span><text:span text:style-name="T124"><text:s text:c="2"/># Алгоритмы численного решения нелинейных уравнений.</text:span></text:p>
      <text:p text:style-name="P125"><text:span text:style-name="T126">E =<text:s/></text:span><text:span text:style-name="T127">10<text:s/></text:span><text:span text:style-name="T128">** (-</text:span><text:span text:style-name="T129">3</text:span><text:span text:style-name="T130">)</text:span></text:p>
      <text:p text:style-name="P131"/>
      <text:p text:style-name="P132"><text:span text:style-name="T133">A = -</text:span><text:span text:style-name="T134">10</text:span></text:p>
      <text:p text:style-name="P135"><text:span text:style-name="T136">B =<text:s/></text:span><text:span text:style-name="T137">10</text:span></text:p>
      <text:p text:style-name="P138"/>
      <text:p text:style-name="P139"><text:span text:style-name="T140">N_X0 =<text:s/></text:span><text:span text:style-name="T141">9.9 <text:s/></text:span><text:span text:style-name="T142">#<text:s/></text:span><text:span text:style-name="T143">Newton</text:span></text:p>
      <text:p text:style-name="P144"><text:span text:style-name="T145">D_X0 =<text:s/></text:span><text:span text:style-name="T146">2 <text:s/></text:span><text:span text:style-name="T147"># Dichotomy</text:span></text:p>
      <text:p text:style-name="P148"/>
      <text:p text:style-name="P149"><text:span text:style-name="T150">def<text:s/></text:span><text:span text:style-name="T151">func</text:span><text:span text:style-name="T152">(x):</text:span></text:p>
      <text:p text:style-name="P153"><text:span text:style-name="T154"><text:s text:c="4"/></text:span><text:span text:style-name="T155">"""Return function value"""</text:span></text:p>
      <text:p text:style-name="P156"><text:span text:style-name="T157"><text:s text:c="4"/></text:span><text:span text:style-name="T158">return<text:s/></text:span><text:span text:style-name="T159">3<text:s/></text:span><text:span text:style-name="T160">* x **<text:s/></text:span><text:span text:style-name="T161">4<text:s/></text:span><text:span text:style-name="T162">-<text:s/></text:span><text:span text:style-name="T163">8<text:s/></text:span><text:span text:style-name="T164">* x **<text:s/></text:span><text:span text:style-name="T165">3<text:s/></text:span><text:span text:style-name="T166">-<text:s/></text:span><text:span text:style-name="T167">18<text:s/></text:span><text:span text:style-name="T168">* x **<text:s/></text:span><text:span text:style-name="T169">2<text:s/></text:span><text:span text:style-name="T170">+<text:s/></text:span><text:span text:style-name="T171">2</text:span></text:p>
      <text:p text:style-name="P172"/>
      <text:p text:style-name="P173"><text:span text:style-name="T174">def<text:s/></text:span><text:span text:style-name="T175">derived</text:span><text:span text:style-name="T176">(x):</text:span></text:p>
      <text:p text:style-name="P177"><text:span text:style-name="T178"><text:s text:c="4"/></text:span><text:span text:style-name="T179">"""Return function derive value"""</text:span></text:p>
      <text:p text:style-name="P180"><text:span text:style-name="T181"><text:s text:c="4"/></text:span><text:span text:style-name="T182">return<text:s/></text:span><text:span text:style-name="T183">12<text:s/></text:span><text:span text:style-name="T184">* x **<text:s/></text:span><text:span text:style-name="T185">3<text:s/></text:span><text:span text:style-name="T186">-<text:s/></text:span><text:span text:style-name="T187">24<text:s/></text:span><text:span text:style-name="T188">* x **<text:s/></text:span><text:span text:style-name="T189">2<text:s/></text:span><text:span text:style-name="T190">-<text:s/></text:span><text:span text:style-name="T191">36<text:s/></text:span><text:span text:style-name="T192">* x</text:span></text:p>
      <text:p text:style-name="P193"/>
      <text:p text:style-name="P194"><text:span text:style-name="T195">def<text:s/></text:span><text:span text:style-name="T196">newton</text:span><text:span text:style-name="T197">():</text:span></text:p>
      <text:soft-page-break/>
      <text:p text:style-name="P198"><text:span text:style-name="T199"><text:s text:c="4"/></text:span><text:span text:style-name="T200">prev_x<text:s/></text:span><text:span text:style-name="T201">= N_X0</text:span></text:p>
      <text:p text:style-name="P202"><text:span text:style-name="T203"><text:s text:c="4"/></text:span><text:span text:style-name="T204">cur_x = prev_x - func(prev_x) / derived(prev_x)</text:span></text:p>
      <text:p text:style-name="P205"><text:span text:style-name="T206"><text:s text:c="4"/></text:span><text:span text:style-name="T207">while<text:s/></text:span><text:span text:style-name="T208">abs</text:span><text:span text:style-name="T209">(cur_x - prev_x) &gt;= E:</text:span></text:p>
      <text:p text:style-name="P210"><text:span text:style-name="T211"><text:s text:c="8"/></text:span><text:span text:style-name="T212">prev_x = cur_x</text:span></text:p>
      <text:p text:style-name="P213"><text:span text:style-name="T214"><text:s text:c="8"/></text:span><text:span text:style-name="T215">cur_x = prev_x - func(prev_x) / derived(prev_x)</text:span></text:p>
      <text:p text:style-name="P216"><text:span text:style-name="T217"><text:s text:c="4"/></text:span><text:span text:style-name="T218">print</text:span><text:span text:style-name="T219">(</text:span><text:span text:style-name="T220">'Newton: {:.5}'</text:span><text:span text:style-name="T221">.format(cur_x))</text:span></text:p>
      <text:p text:style-name="P222"/>
      <text:p text:style-name="P223"><text:span text:style-name="T224">def<text:s/></text:span><text:span text:style-name="T225">chord</text:span><text:span text:style-name="T226">():</text:span></text:p>
      <text:p text:style-name="P227"><text:span text:style-name="T228"><text:s text:c="4"/></text:span><text:span text:style-name="T229">prev_x = A</text:span></text:p>
      <text:p text:style-name="P230"><text:span text:style-name="T231"><text:s text:c="4"/></text:span><text:span text:style-name="T232">cur_x =<text:s/></text:span><text:span text:style-name="T233">B</text:span></text:p>
      <text:p text:style-name="P234"><text:span text:style-name="T235"><text:s text:c="4"/></text:span><text:span text:style-name="T236">while<text:s/></text:span><text:span text:style-name="T237">abs</text:span><text:span text:style-name="T238">(cur_x - prev_x) &gt;= E:</text:span></text:p>
      <text:p text:style-name="P239"><text:span text:style-name="T240"><text:s text:c="8"/></text:span><text:span text:style-name="T241">x = cur_x - ((cur_x - prev_x) * func(cur_x)) / (func(cur_x) - func(prev_x))</text:span></text:p>
      <text:p text:style-name="P242"><text:span text:style-name="T243"><text:s text:c="8"/></text:span><text:span text:style-name="T244">prev_x = cur_x</text:span></text:p>
      <text:p text:style-name="P245"><text:span text:style-name="T246"><text:s text:c="8"/></text:span><text:span text:style-name="T247">cur_x = x</text:span></text:p>
      <text:p text:style-name="P248"><text:span text:style-name="T249"><text:s text:c="4"/></text:span><text:span text:style-name="T250">print</text:span><text:span text:style-name="T251">(</text:span><text:span text:style-name="T252">'Chord: {:.5}'</text:span><text:span text:style-name="T253">.format(cur_x))</text:span></text:p>
      <text:p text:style-name="P254"/>
      <text:p text:style-name="P255"><text:span text:style-name="T256">def<text:s/></text:span><text:span text:style-name="T257">dichotomy</text:span><text:span text:style-name="T258">():</text:span></text:p>
      <text:p text:style-name="P259"><text:span text:style-name="T260"><text:s text:c="4"/></text:span><text:span text:style-name="T261">"""Half divide method"""</text:span></text:p>
      <text:p text:style-name="P262"><text:span text:style-name="T263"><text:s text:c="4"/></text:span><text:span text:style-name="T264">a<text:s/></text:span><text:span text:style-name="T265">= D_X0</text:span></text:p>
      <text:p text:style-name="P266"><text:span text:style-name="T267"><text:s text:c="4"/></text:span><text:span text:style-name="T268">b = B</text:span></text:p>
      <text:p text:style-name="P269"><text:span text:style-name="T270"><text:s text:c="4"/></text:span><text:span text:style-name="T271">x = (a + b) /<text:s/></text:span><text:span text:style-name="T272">2</text:span></text:p>
      <text:p text:style-name="P273"><text:span text:style-name="T274"><text:s text:c="4"/></text:span><text:span text:style-name="T275">while<text:s/></text:span><text:span text:style-name="T276">abs</text:span><text:span text:style-name="T277">(func(x)) &gt;= E:</text:span></text:p>
      <text:p text:style-name="P278"><text:span text:style-name="T279"><text:s text:c="8"/></text:span><text:span text:style-name="T280">x = (a + b) /<text:s/></text:span><text:span text:style-name="T281">2</text:span></text:p>
      <text:p text:style-name="P282"><text:span text:style-name="T283"><text:s text:c="8"/></text:span><text:span text:style-name="T284">a</text:span><text:span text:style-name="T285">,<text:s/></text:span><text:span text:style-name="T286">b = (a</text:span><text:span text:style-name="T287">,<text:s/></text:span><text:span text:style-name="T288">x)<text:s/></text:span><text:span text:style-name="T289">if<text:s/></text:span><text:span text:style-name="T290">func(a) * func(x) &lt;<text:s/></text:span><text:span text:style-name="T291">0<text:s/></text:span><text:span text:style-name="T292">else<text:s/></text:span><text:span text:style-name="T293">(x</text:span><text:span text:style-name="T294">,<text:s/></text:span><text:span text:style-name="T295">b)</text:span></text:p>
      <text:p text:style-name="P296"><text:span text:style-name="T297"><text:s text:c="4"/></text:span><text:span text:style-name="T298">result = (a + b) /<text:s/></text:span><text:span text:style-name="T299">2</text:span></text:p>
      <text:p text:style-name="P300"><text:span text:style-name="T301"><text:s text:c="4"/></text:span><text:span text:style-name="T302">print</text:span><text:span text:style-name="T303">(</text:span><text:span text:style-name="T304">'Dichotomy: {:.5}'</text:span><text:span text:style-name="T305">.format(result))</text:span></text:p>
      <text:h text:style-name="P306" text:outline-level="3"><text:span text:style-name="Aucun">Результаты</text:span></text:h>
      <text:p text:style-name="P307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<text:span text:style-name="T314">Метод</text:span></text:p>
          </table:table-cell>
          <table:table-cell table:style-name="TableCell315">
            <text:p text:style-name="P316"><text:span text:style-name="T317">Результат</text:span></text:p>
          </table:table-cell>
        </table:table-row>
        <table:table-row table:style-name="TableRow318">
          <table:table-cell table:style-name="TableCell319">
            <text:p text:style-name="P320"><text:span text:style-name="T321">Ньютона</text:span></text:p>
          </table:table-cell>
          <table:table-cell table:style-name="TableCell322">
            <text:p text:style-name="P323"><text:span text:style-name="T324">4.1151</text:span></text:p>
          </table:table-cell>
        </table:table-row>
        <table:table-row table:style-name="TableRow325">
          <table:table-cell table:style-name="TableCell326">
            <text:p text:style-name="P327"><text:span text:style-name="T328">Хорд</text:span></text:p>
          </table:table-cell>
          <table:table-cell table:style-name="TableCell329">
            <text:p text:style-name="P330"><text:span text:style-name="T331">4.1151</text:span></text:p>
          </table:table-cell>
        </table:table-row>
        <table:table-row table:style-name="TableRow332">
          <table:table-cell table:style-name="TableCell333">
            <text:p text:style-name="P334"><text:span text:style-name="T335">Дихотомии</text:span></text:p>
          </table:table-cell>
          <table:table-cell table:style-name="TableCell336">
            <text:p text:style-name="P337"><text:span text:style-name="T338">4.1151</text:span></text:p>
          </table:table-cell>
        </table:table-row>
      </table:table>
      <text:p text:style-name="P339"/>
      <text:p text:style-name="P340"><text:span text:style-name="Заголовок2Знак">Вывод</text:span></text:p>
      <text:p text:style-name="P341"><text:span text:style-name="T342">Все методы дают результат<text:s/></text:span><text:span text:style-name="T343">4.1151. Ф</text:span><text:span text:style-name="T344">ункция пересекает ось x многократно: методы Ньютона и хорд дают однозначный результат, в то время, как метод дихотомии не</text:span><text:span text:style-name="T345"><text:s/>работает сразу на всем участке, потому что</text:span><text:span text:style-name="T346"><text:s/>значения функции<text:s/></text:span><text:span text:style-name="T347">на конца</text:span><text:span text:style-name="T348">х -</text:span><text:span text:style-name="T349"><text:s/>одного знака.</text:span></text:p>
      <text:p text:style-name="P3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Helvetica Neue" svg:font-family="Helvetica Neue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Helvetica Neue" style:font-name-asian="Helvetica Neue" style:font-name-complex="Helvetica Neue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0277in"/>
      <style:text-properties style:font-name="Helvetica Neue" style:font-name-asian="Helvetica Neue" style:font-name-complex="Helvetica Neue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0277in"/>
      <style:text-properties style:font-name="Helvetica Neue" style:font-name-asian="Helvetica Neue" style:font-name-complex="Helvetica Neue" fo:color="#1F3763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style:font-name-complex="Arial Unicode MS" fo:color="#000000" fo:hyphenate="false"/>
    </style:style>
    <style:style style:name="Pardéfaut" style:display-name="Par défaut" style:family="paragraph">
      <style:text-properties style:font-name="Helvetica Neue" style:font-name-asian="Helvetica Neue" style:font-name-complex="Helvetica Neue" fo:color="#000000" fo:font-size="11pt" style:font-size-asian="11pt" style:font-size-complex="11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Aucun" style:display-name="Aucun" style:family="text">
      <style:text-properties fo:language="ru" fo:country="RU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Arial" style:font-name-asian="Arial Unicode MS" style:font-name-complex="Arial" style:use-window-font-color="true" fo:font-size="11pt" style:font-size-asian="11pt" style:font-size-complex="11pt"/>
    </style:style>
    <style:style style:name="Заголовок2Знак" style:display-name="Заголовок 2 Знак" style:family="text" style:parent-style-name="Основнойшрифтабзаца">
      <style:text-properties style:font-name="Helvetica Neue" style:font-name-asian="Helvetica Neue" style:font-name-complex="Helvetica Neue" fo:color="#2F5496" style:letter-kerning="true" fo:font-size="13pt" style:font-size-asian="13pt" style:font-size-complex="13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rille Kossyguine</dc:creator>
    <meta:creation-date>2019-10-25T18:27:00Z</meta:creation-date>
    <dc:date>2019-11-19T14:17:00Z</dc:date>
    <meta:template xlink:href="Normal.dotm" xlink:type="simple"/>
    <meta:editing-cycles>16</meta:editing-cycles>
    <meta:editing-duration>PT1680S</meta:editing-duration>
    <meta:document-statistic meta:page-count="2" meta:paragraph-count="4" meta:word-count="323" meta:character-count="2164" meta:row-count="15" meta:non-whitespace-character-count="1845"/>
  </office:meta>
</office:document-meta>
</file>